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iberation San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text-position=""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text-position="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text-position="" style:font-name="Liberation Sans" fo:font-size="11pt" style:font-size-asian="11pt" style:font-size-complex="11pt"/>
    </style:style>
    <style:style style:name="ce5" style:family="table-cell" style:parent-style-name="Default">
      <style:text-properties style:text-position="" style:font-name="Liberatio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Liberatio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 style:font-name="Liberation Sans" fo:font-size="11pt" style:font-size-asian="11pt" style:font-size-complex="11pt"/>
    </style:style>
    <style:style style:name="ce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Liberation Sans" fo:font-size="11pt" style:font-size-asian="11pt" style:font-size-complex="11pt"/>
    </style:style>
    <style:style style:name="ce16" style:family="table-cell" style:parent-style-name="Default"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Menlo-Regular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problem_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 table:number-columns-spanned="5" table:number-rows-spanned="1">
            <text:p>Problem 1 solutions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6" office:value-type="string" calcext:value-type="string">
            <text:p>Expansions</text:p>
          </table:table-cell>
          <table:table-cell table:style-name="ce6" office:value-type="string" calcext:value-type="string">
            <text:p>Plan length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Optimalit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.0358" calcext:value-type="float">
            <text:p>0.0358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.0381" calcext:value-type="float">
            <text:p>0.0381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pg_levelsum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.1615" calcext:value-type="float">
            <text:p>1.1615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4">
          <table:table-cell table:style-name="ce4"/>
          <table:table-cell table:style-name="ce8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_2" table:style-name="ta1"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 table:number-columns-spanned="5" table:number-rows-spanned="1">
            <text:p>Problem 2 solutions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6" office:value-type="string" calcext:value-type="string">
            <text:p>Expansions</text:p>
          </table:table-cell>
          <table:table-cell table:style-name="ce6" office:value-type="string" calcext:value-type="string">
            <text:p>Plan length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Optimalit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1</text:p>
          </table:table-cell>
          <table:table-cell table:style-name="ce7" office:value-type="float" office:value="4853" calcext:value-type="float">
            <text:p>485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.2295" calcext:value-type="float">
            <text:p>11.2295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.8447" calcext:value-type="float">
            <text:p>3.8447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pg_levelsum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4">
          <table:table-cell table:style-name="ce9"/>
          <table:table-cell table:style-name="ce10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blem_3" table:style-name="ta1"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 table:number-columns-spanned="5" table:number-rows-spanned="1">
            <text:p>Problem 3 solutions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6" office:value-type="string" calcext:value-type="string">
            <text:p>Expansions</text:p>
          </table:table-cell>
          <table:table-cell table:style-name="ce6" office:value-type="string" calcext:value-type="string">
            <text:p>Plan length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Optimalit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1</text:p>
          </table:table-cell>
          <table:table-cell table:style-name="ce7" office:value-type="float" office:value="18223" calcext:value-type="float">
            <text:p>1822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2.0296" calcext:value-type="float">
            <text:p>52.0296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7" office:value-type="float" office:value="5040" calcext:value-type="float">
            <text:p>50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.8687" calcext:value-type="float">
            <text:p>17.8687</text:p>
          </table:table-cell>
          <table:table-cell table:style-name="ce7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tar_search h_pg_levelsum</text:p>
          </table:table-cell>
          <table:table-cell table:number-columns-repeated="4" table:style-name="ce7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4">
          <table:table-cell table:style-name="ce9"/>
          <table:table-cell table:style-name="ce10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erage_solutions" table:style-name="ta1">
        <table:table-column table:style-name="co3" table:default-cell-style-name="ce23"/>
        <table:table-column table:style-name="co2" table:number-columns-repeated="4" table:default-cell-style-name="ce25"/>
        <table:table-row table:style-name="ro1">
          <table:table-cell table:style-name="ce12" office:value-type="string" calcext:value-type="string" table:number-columns-spanned="5" table:number-rows-spanned="1">
            <text:p>Problem 1, 2, 3: <text:s/>solutions average</text:p>
          </table:table-cell>
          <table:covered-table-cell table:number-columns-repeated="4" table:style-name="ce13"/>
        </table:table-row>
        <table:table-row table:style-name="ro1">
          <table:table-cell table:style-name="ce13" office:value-type="string" calcext:value-type="string">
            <text:p>Algorithm</text:p>
          </table:table-cell>
          <table:table-cell table:style-name="ce17" office:value-type="string" calcext:value-type="string">
            <text:p>Expansions</text:p>
          </table:table-cell>
          <table:table-cell table:style-name="ce17" office:value-type="string" calcext:value-type="string">
            <text:p>Plan length</text:p>
          </table:table-cell>
          <table:table-cell table:style-name="ce17" office:value-type="string" calcext:value-type="string">
            <text:p>Time</text:p>
          </table:table-cell>
          <table:table-cell table:style-name="ce17" office:value-type="string" calcext:value-type="string">
            <text:p>Optimality</text:p>
          </table:table-cell>
        </table:table-row>
        <table:table-row table:style-name="ro1">
          <table:table-cell table:style-name="ce14" office:value-type="string" calcext:value-type="string">
            <text:p>astar_search h_1</text:p>
          </table:table-cell>
          <table:table-cell table:style-name="ce18" table:formula="of:=([problem_1.B3]+[problem_2.B3]+[problem_3.B3])/3" office:value-type="float" office:value="7710.33333333333" calcext:value-type="float">
            <text:p>7710.3333333333</text:p>
          </table:table-cell>
          <table:table-cell table:style-name="ce18" table:formula="of:=([problem_1.C3]+[problem_2.C3]+[problem_3.C3])/3" office:value-type="float" office:value="9" calcext:value-type="float">
            <text:p>9</text:p>
          </table:table-cell>
          <table:table-cell table:style-name="ce18" table:formula="of:=([problem_1.D3]+[problem_2.D3]+[problem_3.D3])/3" office:value-type="float" office:value="21.0983" calcext:value-type="float">
            <text:p>21.0983</text:p>
          </table:table-cell>
          <table:table-cell table:style-name="ce18" office:value-type="string" calcext:value-type="string">
            <text:p>yes</text:p>
          </table:table-cell>
        </table:table-row>
        <table:table-row table:style-name="ro1">
          <table:table-cell table:style-name="ce22" office:value-type="string" calcext:value-type="string">
            <text:p>astar_search h_ignore_preconditions</text:p>
          </table:table-cell>
          <table:table-cell table:style-name="ce24" table:formula="of:=([problem_1.B4]+[problem_2.B4]+[problem_3.B4])/3" office:value-type="float" office:value="2177" calcext:value-type="float">
            <text:p>2177</text:p>
          </table:table-cell>
          <table:table-cell table:style-name="ce24" table:formula="of:=([problem_1.C4]+[problem_2.C4]+[problem_3.C4])/3" office:value-type="float" office:value="9" calcext:value-type="float">
            <text:p>9</text:p>
          </table:table-cell>
          <table:table-cell table:style-name="ce24" table:formula="of:=([problem_1.D4]+[problem_2.D4]+[problem_3.D4])/3" office:value-type="float" office:value="7.2505" calcext:value-type="float">
            <text:p>7.2505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astar_search h_pg_levelsum</text:p>
          </table:table-cell>
          <table:table-cell table:number-columns-repeated="4" table:style-name="ce18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09:41:26.149904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04:38.321298406</meta:creation-date>
    <dc:date>2018-02-20T09:45:22.828971293</dc:date>
    <meta:editing-duration>PT20M18S</meta:editing-duration>
    <meta:editing-cycles>8</meta:editing-cycles>
    <meta:generator>LibreOffice/5.1.6.2$Linux_X86_64 LibreOffice_project/10m0$Build-2</meta:generator>
    <meta:document-statistic meta:table-count="4" meta:cell-count="84" meta:object-count="0"/>
  </office:meta>
</office:document-meta>
</file>